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13cm" svg:height="3.063cm" svg:x="1.778cm" svg:y="0.762cm">
          <draw:text-box>
            <text:p text:style-name="P1"><text:span text:style-name="T1">HYMN #376</text:span></text:p>
            <text:p text:style-name="P1"><text:span text:style-name="T2">“</text:span><text:span text:style-name="T2">Once in Royal David's Cit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13cm" svg:height="5.321cm" svg:x="1.778cm" svg:y="0.762cm">
          <draw:text-box>
            <text:p text:style-name="P1"><text:span text:style-name="T3">1. </text:span><text:span text:style-name="T4">Once in royal David’s city</text:span></text:p>
            <text:p text:style-name="P1"><text:span text:style-name="T4">Stood a lowly cattle shed,</text:span></text:p>
            <text:p text:style-name="P1"><text:span text:style-name="T4">Where a mother laid her bab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13cm" svg:height="5.321cm" svg:x="1.778cm" svg:y="0.762cm">
          <draw:text-box>
            <text:p text:style-name="P1"><text:span text:style-name="T4">In a manger for His bed:</text:span></text:p>
            <text:p text:style-name="P1"><text:span text:style-name="T4">Mary was that mother mild,</text:span></text:p>
            <text:p text:style-name="P1"><text:span text:style-name="T4">Jesus Christ her little ch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13cm" svg:height="5.321cm" svg:x="1.778cm" svg:y="0.762cm">
          <draw:text-box>
            <text:p text:style-name="P1"><text:span text:style-name="T3">2. </text:span><text:span text:style-name="T4">He came down to earth from heaven,</text:span></text:p>
            <text:p text:style-name="P1"><text:span text:style-name="T4">Who is God and Lord of all,</text:span></text:p>
            <text:p text:style-name="P1"><text:span text:style-name="T4">And His shelter was a stabl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13cm" svg:height="5.321cm" svg:x="1.778cm" svg:y="0.762cm">
          <draw:text-box>
            <text:p text:style-name="P1"><text:span text:style-name="T4">And His cradle was a stall;</text:span></text:p>
            <text:p text:style-name="P1"><text:span text:style-name="T4">With the poor and mean and lowly</text:span></text:p>
            <text:p text:style-name="P1"><text:span text:style-name="T4">Lived on earth our Savior ho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13cm" svg:height="5.321cm" svg:x="1.778cm" svg:y="0.762cm">
          <draw:text-box>
            <text:p text:style-name="P1"><text:span text:style-name="T3">3. </text:span><text:span text:style-name="T4">For He is our childhood’s pattern,</text:span></text:p>
            <text:p text:style-name="P1"><text:span text:style-name="T4">Day by day like us He grew;</text:span></text:p>
            <text:p text:style-name="P1"><text:span text:style-name="T4">He was little, weak, and helple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4.13cm" svg:height="5.321cm" svg:x="1.802cm" svg:y="1.051cm">
          <draw:text-box>
            <text:p text:style-name="P1"><text:span text:style-name="T4">Tears and smiles like us He knew;</text:span></text:p>
            <text:p text:style-name="P1"><text:span text:style-name="T4">And He feels for all our sadness,</text:span></text:p>
            <text:p text:style-name="P1"><text:span text:style-name="T4">And He shares in all our gla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13cm" svg:height="5.321cm" svg:x="1.802cm" svg:y="1.051cm">
          <draw:text-box>
            <text:p text:style-name="P1"><text:span text:style-name="T3">4. </text:span><text:span text:style-name="T4">And our eyes at last shall see Him,</text:span></text:p>
            <text:p text:style-name="P1"><text:span text:style-name="T4">Through His own redeeming love;</text:span></text:p>
            <text:p text:style-name="P1"><text:span text:style-name="T4">For that child so dear and gent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4" draw:layer="layout" svg:width="24.13cm" svg:height="5.553cm" svg:x="1.802cm" svg:y="1.051cm">
          <draw:text-box>
            <text:p text:style-name="P1"><text:span text:style-name="T4">Is our Lord in heav’n above;</text:span></text:p>
            <text:p text:style-name="P1"><text:span text:style-name="T4">And He leads His children on</text:span></text:p>
            <text:p text:style-name="P1"><text:span text:style-name="T4">To the place where He is g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4" draw:text-style-name="P4" draw:layer="layout" svg:width="24.13cm" svg:height="5.553cm" svg:x="1.802cm" svg:y="1.051cm">
          <draw:text-box>
            <text:p text:style-name="P1"><text:span text:style-name="T3">5.</text:span><text:span text:style-name="T4"> Not in that poor, lowly stable</text:span></text:p>
            <text:p text:style-name="P1"><text:span text:style-name="T4">With the oxen standing by</text:span></text:p>
            <text:p text:style-name="P1"><text:span text:style-name="T4">Shall we see Him, but in heav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5" draw:text-style-name="P4" draw:layer="layout" svg:width="24.13cm" svg:height="11.711cm" svg:x="1.802cm" svg:y="1.051cm">
          <draw:text-box>
            <text:p text:style-name="P1"><text:span text:style-name="T4">Set at God’s right hand on high.</text:span></text:p>
            <text:p text:style-name="P1"><text:span text:style-name="T4">Then like stars His children, crowned,</text:span></text:p>
            <text:p text:style-name="P1"><text:span text:style-name="T4">All in white, His praise will sound!</text:span></text:p>
            <text:p text:style-name="P1"><text:span text:style-name="T4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22:03:31.808000000</meta:creation-date>
    <dc:date>2019-01-14T17:43:46.783000000</dc:date>
    <meta:editing-duration>PT9M15S</meta:editing-duration>
    <meta:editing-cycles>5</meta:editing-cycles>
    <meta:generator>LibreOffice/6.1.3.2$Windows_X86_64 LibreOffice_project/86daf60bf00efa86ad547e59e09d6bb77c699acb</meta:generator>
    <meta:document-statistic meta:object-count="186"/>
  </office:meta>
</office:document-meta>
</file>